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 style:list-style-name="L1">
      <style:text-properties fo:language="fr" fo:country="FR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language="fr" fo:country="F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out the job : Artistic Director</text:p>
      <text:p text:style-name="P1"/>
      <text:p text:style-name="P1">What are his responsabilities</text:p>
      <text:p text:style-name="P1">What are his tasks</text:p>
      <text:p text:style-name="P1">With who does he works</text:p>
      <text:p text:style-name="P1">What ressources </text:p>
      <text:p text:style-name="P1"/>
      <text:list xml:id="list4628006010466385140" text:style-name="L1">
        <text:list-item>
          <text:p text:style-name="P2">Define the universe, define the direction, find some unity</text:p>
        </text:list-item>
        <text:list-item>
          <text:p text:style-name="P2">define the colors, define the artistic style in relation with the theme</text:p>
        </text:list-item>
        <text:list-item>
          <text:p text:style-name="P2">Use correct fonts/size</text:p>
        </text:list-item>
      </text:list>
      <text:p text:style-name="P3"/>
      <text:p text:style-name="P1"/>
      <text:p text:style-name="P1">Multivers ou Univers ?</text:p>
      <text:p text:style-name="P1">Quel lieu ? Pourquoi celui-ci ?</text:p>
      <text:p text:style-name="P1">Quelles populations : Morphologie, Culture</text:p>
      <text:p text:style-name="P1">Quelles environnements, quelles vêtements, </text:p>
      <text:p text:style-name="P1">D’où viennent les pouvoirs – que s'est-il passé</text:p>
      <text:p text:style-name="P1">Races : Elfes, Slyvais, Humains, Nains, Rochers, Golem, Géants, Dragons, Tortue, Reptiles, </text:p>
      <text:p text:style-name="P1"/>
      <text:p text:style-name="P1">Une origine possible</text:p>
      <text:p text:style-name="P1">1 Noyau de la terre qui est perturbé, changement de biologie</text:p>
      <text:p text:style-name="P1">2 Comète extraterrestre, de la même provenance qu'a crée la terre ?</text:p>
      <text:p text:style-name="P1"/>
      <text:p text:style-name="P1">Theme :</text:p>
      <text:p text:style-name="P1"/>
      <text:p text:style-name="P1">Pourquoi la guerre se délechne : Perturbation, Des artefacts, Des armes</text:p>
      <text:p text:style-name="P1">Origine de la guerre : </text:p>
      <text:p text:style-name="P1">Au début il y avait la stabilité, puis une affaire de jalousie a déréglé le tout. La jalousie serait provoqué par la comète ?</text:p>
      <text:p text:style-name="P1">Depuis sans cesse, des combats fonnt ravages </text:p>
      <text:p text:style-name="P1"/>
      <text:p text:style-name="P1">Types de cartes :</text:p>
      <text:p text:style-name="P1">Soldats</text:p>
      <text:p text:style-name="P1">Source de mana</text:p>
      <text:p text:style-name="P1">Équipement</text:p>
      <text:p text:style-name="P1">Sorts et sous types</text:p>
      <text:p text:style-name="P3"/>
      <text:p text:style-name="P1"/>
      <text:p text:style-name="P1">A propos du jeu</text:p>
      <text:p text:style-name="P1">Pourquoi ce jeu serait l'idéal, en quoi résolut-il les problèmes</text:p>
      <text:p text:style-name="P1"/>
      <text:p text:style-name="P1">Dates </text:p>
      <text:p text:style-name="P1">juin 2015 : beta</text:p>
      <text:p text:style-name="P1">janvier 2016 : release</text:p>
      <text:p text:style-name="P1"/>
      <text:p text:style-name="P1">Combien de personnes employés ? Il y aura un accroissement progressif de l'effectif</text:p>
      <text:p text:style-name="P1"/>
      <text:p text:style-name="P1"/>
      <text:p text:style-name="P1">Questions </text:p>
      <text:p text:style-name="P1"/>
      <text:p text:style-name="P1">Image à la moitié ou image complète avec du Texte au dessus ?</text:p>
      <text:p text:style-name="P1">Combien de cartes pour une édition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b" fo:country="L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lb" fo:country="L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9:56:55.94</meta:creation-date>
    <dc:date>2014-06-04T20:14:46.16</dc:date>
    <meta:editing-duration>PT17M48S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1" meta:paragraph-count="36" meta:word-count="232" meta:character-count="1346"/>
  </office:meta>
</office:document-meta>
</file>